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color="#000000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394000, г. Воронеж, ул. Ленина, 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18, г. Воронеж, пр. Революции, 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19, г. Воронеж, ул. Плехановская,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20, г. Воронеж, ул. Кольцовская,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21, г. Воронеж, Московский пр., 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26, г. Воронеж, ул. Владимира Невского,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28, г. Воронеж, ул. Хользунова, 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29, г. Воронеж, ул. 9 Января, 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30, г. Воронеж, ул. Остужева, 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33, г. Воронеж, Ленинский пр., 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34, г. Воронеж, ул. Димитрова, 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36, г. Воронеж, ул. Броневая,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38, г. Воронеж, ул. Перевёрткина,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0, г. Воронеж, ул. Ростовская,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2, г. Воронеж, ул. Антонова-Овсеенко, 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3, г. Воронеж, ул. Шишкова, 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5, г. Воронеж, ул. Беговая,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7, г. Воронеж, ул. Героев Сибиряков, 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9, г. Воронеж, ул. Транспортная, 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1, г. Воронеж, ул. Олеко Дундича, 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3, г. Воронеж, ул. Минская,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5, г. Воронеж, ул. 20 лет Октября, 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6, г. Воронеж, ул. Фридриха Энгельса, 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7, г. Воронеж, ул. Карла Маркса, 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8, г. Воронеж, ул. Степана Разина,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9, г. Воронеж, ул. Софьи Перовской,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1, г. Воронеж, ул. Пирогова,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2, г. Воронеж, Бульвар Победы, 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3, г. Воронеж, ул. Генерала Лизюкова,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4, г. Воронеж, ул. Маршала Жукова,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5, г. Воронеж, ул. Южно-Моравская,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6, г. Воронеж, ул. Перевёрткина, 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8, г. Воронеж, ул. Ленинградская, 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70, г. Воронеж, ул. Машиностроителей,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71, г. Воронеж, ул. 45 Стрелковой Дивизии, 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75, г. Воронеж, ул. Краснознамённая, 22</text:p>
          </table:table-cell>
          <table:table-cell table:number-columns-repeated="3"/>
        </table:table-row>
        <table:table-row table:style-name="ro1" table:number-rows-repeated="3"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 style:data-style-name="N2" text:time-value="12:57:45.833276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21:13:12.945827000</meta:creation-date>
    <dc:date>2026-03-07T12:58:49.481819100</dc:date>
    <meta:editing-duration>PT3M1S</meta:editing-duration>
    <meta:editing-cycles>3</meta:editing-cycles>
    <meta:generator>LibreOffice/25.2.7.2$Windows_X86_64 LibreOffice_project/5cbfd1ab6520636bb5f7b99185aa69bd7456825d</meta:generator>
    <meta:document-statistic meta:table-count="1" meta:cell-count="36" meta:object-count="0"/>
  </office:meta>
</office:document-meta>
</file>